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9c1f" officeooo:paragraph-rsid="00019c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wo Wheeler Accident Protection</text:p>
      <text:p text:style-name="P1"/>
      <text:p text:style-name="P1">1. A beaglebone controller with accelerometer, gyroscope and GPS Module which will detect the accident and send the gps location to the client using mqtt protocol and stop the ignition (or) motor of the vehicle as soon as accident is detected</text:p>
      <text:p text:style-name="P1"/>
      <text:p text:style-name="P1">2. A smart helmet with stm controller that can detect if a person is drunk or not and also detects eye blinking to ensure the rider does not fall a sleep.</text:p>
      <text:p text:style-name="P1"/>
      <text:p text:style-name="P1">3. The Motor, i.e., the ignition should not start if rider does not use that helmet, and the motor should shut down if accident is detected.</text:p>
      <text:p text:style-name="P1"/>
      <text:p text:style-name="P1">4. Suggest using CAN communication protocol between smart helmet and controller with accelerometer, gps, and moto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6T14:40:18.128505065</meta:creation-date>
    <dc:date>2024-12-26T14:51:11.116196289</dc:date>
    <meta:editing-duration>PT32S</meta:editing-duration>
    <meta:editing-cycles>1</meta:editing-cycles>
    <meta:document-statistic meta:table-count="0" meta:image-count="0" meta:object-count="0" meta:page-count="1" meta:paragraph-count="5" meta:word-count="118" meta:character-count="682" meta:non-whitespace-character-count="568"/>
    <meta:generator>LibreOffice/7.3.7.2$Linux_X86_64 LibreOffice_project/30$Build-2</meta:generator>
  </office:meta>
</office:document-meta>
</file>